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etting up Xillinux/Xillybus development environment</text:p>
      <text:p text:style-name="Standard"/>
      <text:p text:style-name="Standard">Download Xillinux/Xillybus demo</text:p>
      <text:p text:style-name="Standard"/>
      <text:p text:style-name="Standard">Follow xillybus_getting_started_zynq.pdf instructions 3.0 through 3.4</text:p>
      <text:p text:style-name="Standard"/>
      <text:p text:style-name="Standard">Configure and download custom Xillybus IP (optional)</text:p>
      <text:p text:style-name="Standard"/>
      <text:p text:style-name="Standard">Follow instructions in readme.txt that accompanies custom Xillybus IP downloads. <text:s/>Do not use the template file. <text:s/>Use the existing xillydemo.v(hd) instead. <text:s/>Pay attention to instructions regarding building once without .ngc file (this step is mandatory if using custom IP from previous step)</text:p>
      <text:p text:style-name="Standard"/>
      <text:p text:style-name="Standard"/>
      <text:p text:style-name="P1">Merging Xillinux/Xillybus with QPSK design</text:p>
      <text:p text:style-name="Standard"/>
      <text:p text:style-name="Standard">Generate HDL files from RF design using HDL Coder</text:p>
      <text:p text:style-name="Standard"/>
      <text:p text:style-name="Standard">Use Xilinx FIFO Generator to create FIFO with separate read and write clocks. <text:s/>Other than that, default settings are acceptable. <text:s/>Use same size FIFO as the Xillybus FIFO that is being replaced as a starting point for sizing FIFO.</text:p>
      <text:p text:style-name="Standard"/>
      <text:p text:style-name="Standard">Create a Verilog/VHDL module containing the FIFO and RF design from Simulink. <text:s/>Create signals as necessary to connect the FIFO and RF design. <text:s/>Bring out the FIFO write signals for the transmitter system or the FIFO read signals for the receiver system.</text:p>
      <text:p text:style-name="Standard"/>
      <text:p text:style-name="Standard">Modify xillydemo.v(hd). <text:s/>Remove existing FIFO if one is present. <text:s/>Add newly created module containing FIFO and RF design. <text:s/>Connect write side of FIFO signals from the new module to xillybus component in the transmitter system or connect read side of FIFO signals from the new module to the xillybus component in receiver system. <text:s/>Use existing signal names for interfacing FIFO to xillybus component.</text:p>
      <text:p text:style-name="Standard"/>
      <text:p text:style-name="Standard">Any signals coming out of the newly created module that leave the chip need to also be added to the “entity” port description at the top of the xillydemo.v(hd) module.</text:p>
      <text:p text:style-name="Standard"/>
      <text:p text:style-name="Standard"/>
      <text:p text:style-name="P1">ModelSim/Questa Testbench</text:p>
      <text:p text:style-name="Standard"/>
      <text:p text:style-name="Standard">Take the newly created FIFO/RF design module and add it to a testbench.</text:p>
      <text:p text:style-name="Standard"/>
      <text:p text:style-name="Standard">Add a simulation to write or read from the FIFO. <text:s/>Write/read depends on whether it is the TX or RX system.</text:p>
      <text:p text:style-name="Standard"/>
      <text:p text:style-name="Standard">It's helpful to create a .do file for compiling and configuring the waveform editor.</text:p>
      <text:p text:style-name="Standard"/>
      <text:p text:style-name="Standard">Simulate and correct errors.</text:p>
      <text:p text:style-name="Standard"/>
      <text:p text:style-name="Standard"/>
      <text:p text:style-name="P1">Updating User Constraints File</text:p>
      <text:p text:style-name="Standard"><text:soft-page-break/></text:p>
      <text:p text:style-name="Standard">Merge the xillydemo.ucf and the Toyon .ucf file. <text:s/>Examples of the Toyon .ucf can be found in the Toyon documentation.</text:p>
      <text:p text:style-name="Standard"/>
      <text:p text:style-name="Standard">Remove any unused signals. <text:s/>Make sure the net names match those contained in the xillydemo.v(hd) file. <text:s/>They should be identical.</text:p>
      <text:p text:style-name="Standard"/>
      <text:p text:style-name="Standard">Add a timing constraint (timespec) for the Toyon Chilipepper clock signal similar to that of the clk_100 net.</text:p>
      <text:p text:style-name="Standard"/>
      <text:p text:style-name="Standard"/>
      <text:p text:style-name="P1">Creating HDL Project</text:p>
      <text:p text:style-name="Standard"/>
      <text:p text:style-name="Standard">Use (double click) the existing xillydemo.xise xillybus project in either the verilog or vhdl directories.</text:p>
      <text:p text:style-name="Standard"/>
      <text:p text:style-name="Standard">Project → Add Source</text:p>
      <text:p text:style-name="Standard"/>
      <text:p text:style-name="Standard">Add all the HDL Coder generated files for the RF design.</text:p>
      <text:p text:style-name="Standard"/>
      <text:p text:style-name="Standard">Click on “xillydemo....” in the Heirarchy window.</text:p>
      <text:p text:style-name="Standard"/>
      <text:p text:style-name="Standard">Follow steps 3.5 and 3.6 of xillybus_getting_started_zynq.pdf instructions to generate the programmabl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2T20:16:30.10</meta:creation-date>
    <dc:date>2013-05-16T00:11:28.06</dc:date>
    <meta:editing-duration>PT4H8M54S</meta:editing-duration>
    <meta:editing-cycles>9</meta:editing-cycles>
    <meta:generator>OpenOffice.org/3.4.1$Win32 OpenOffice.org_project/341m1$Build-9593</meta:generator>
    <meta:document-statistic meta:table-count="0" meta:image-count="0" meta:object-count="0" meta:page-count="2" meta:paragraph-count="26" meta:word-count="420" meta:character-count="2691"/>
  </office:meta>
</office:document-meta>
</file>